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bf8f" officeooo:paragraph-rsid="0010bf8f"/>
    </style:style>
    <style:style style:name="P2" style:family="paragraph" style:parent-style-name="Standard">
      <style:text-properties officeooo:rsid="0011b04b" officeooo:paragraph-rsid="0011b04b"/>
    </style:style>
    <style:style style:name="P3" style:family="paragraph" style:parent-style-name="Standard">
      <style:text-properties officeooo:rsid="001224ff"/>
    </style:style>
    <style:style style:name="P4" style:family="paragraph" style:parent-style-name="Text_20_body">
      <style:text-properties officeooo:rsid="001224ff"/>
    </style:style>
    <style:style style:name="T1" style:family="text">
      <style:text-properties officeooo:rsid="0010bf8f"/>
    </style:style>
    <style:style style:name="T2" style:family="text">
      <style:text-properties officeooo:rsid="0011b0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For your assignment post a description of YOUR process to convert the assembler symbols into machine language and what you learned in the process. Also, include both your assembler program and corresponding machine language program in your assignment.</text:p>
      <text:p text:style-name="Text_20_body"/>
      <text:p text:style-name="Text_20_body">        To translate the the two program I used the hack’s code table, I also read a chapter 6 of the book, who presents another example stated in page 9, where the C language program was translated in hack machine language, but in chapter 6 this example was complete, then I could understand better the A-instruction and the C-instruction, sometimes I got confused for example;</text:p>
      <text:p text:style-name="Text_20_body">          M=D then I stop to think and I noted that the M where the destination, then I read the code in the table and set the d-bits, and when appeared the code @2, or @1, I used the A-instruction, and it became easy. I also noted that if the @value appears like;</text:p>
      <text:p text:style-name="Text_20_body">@12</text:p>
      <text:p text:style-name="Text_20_body">then the register of the right (A) receives the value.</text:p>
      <text:p text:style-name="Text_20_body">I only could not run the program in the CPU SIMULATOR, only if I write it directly, it did not read the file .asm or .hack.</text:p>
      <text:p text:style-name="Text_20_bod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9:51:44.172715459</meta:creation-date>
    <dc:date>2018-05-23T20:10:35.696991649</dc:date>
    <meta:editing-duration>PT8M40S</meta:editing-duration>
    <meta:editing-cycles>3</meta:editing-cycles>
    <meta:generator>LibreOffice/6.0.3.2$Linux_X86_64 LibreOffice_project/00m0$Build-2</meta:generator>
    <meta:document-statistic meta:table-count="0" meta:image-count="0" meta:object-count="0" meta:page-count="1" meta:paragraph-count="6" meta:word-count="191" meta:character-count="1080" meta:non-whitespace-character-count="870"/>
  </office:meta>
</office:document-meta>
</file>